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4','','','','');">
            <text:p>insert into Info values ('DBVersion','40044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9">08/19/2009</text:date>, <text:time>07:5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19T07:59:09</dc:date>
    <meta:print-date>2009-08-05T19:09:57</meta:print-date>
    <meta:editing-cycles>387</meta:editing-cycles>
    <meta:editing-duration>P3DT19H22M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5"/>
  </office:meta>
</office:document-meta>
</file>